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reeserif" svg:font-family="Freeserif" style:font-family-generic="roman"/>
    <style:font-face style:name="FreeSans"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style:font-name="FreeSerif" fo:font-size="12pt" officeooo:rsid="00112339" officeooo:paragraph-rsid="00112339" style:font-size-asian="12pt" style:font-size-complex="12pt"/>
    </style:style>
    <style:style style:name="P2" style:family="paragraph" style:parent-style-name="Heading_20_3">
      <style:text-properties style:font-name="FreeSerif" fo:font-size="12pt" officeooo:rsid="0038fefb" officeooo:paragraph-rsid="0136fbf0" style:font-size-asian="12pt" style:font-size-complex="12pt"/>
    </style:style>
    <style:style style:name="P3" style:family="paragraph" style:parent-style-name="Heading_20_3">
      <style:text-properties style:font-name="FreeSerif" fo:font-size="12pt" officeooo:paragraph-rsid="00014776" style:font-size-asian="12pt" style:font-size-complex="12pt"/>
    </style:style>
    <style:style style:name="P4" style:family="paragraph" style:parent-style-name="Heading_20_3">
      <style:text-properties style:font-name="FreeSerif" fo:font-size="12pt" officeooo:paragraph-rsid="0038fefb" style:font-size-asian="12pt" style:font-size-complex="12pt"/>
    </style:style>
    <style:style style:name="P5" style:family="paragraph" style:parent-style-name="Standard">
      <style:text-properties style:font-name="FreeSerif" fo:font-size="12pt" officeooo:rsid="0007e981" officeooo:paragraph-rsid="0007e981" style:font-size-asian="12pt" style:font-size-complex="12pt"/>
    </style:style>
    <style:style style:name="P6" style:family="paragraph" style:parent-style-name="Standard">
      <style:text-properties style:font-name="FreeSerif" fo:font-size="12pt" officeooo:rsid="000d155c" officeooo:paragraph-rsid="000d155c" style:font-size-asian="12pt" style:font-size-complex="12pt"/>
    </style:style>
    <style:style style:name="P7" style:family="paragraph" style:parent-style-name="Standard">
      <style:text-properties style:font-name="FreeSerif" fo:font-size="12pt" officeooo:rsid="0038fefb" officeooo:paragraph-rsid="00b72b38" style:font-size-asian="12pt" style:font-size-complex="12pt"/>
    </style:style>
    <style:style style:name="P8" style:family="paragraph" style:parent-style-name="Standard">
      <style:text-properties style:font-name="FreeSerif" fo:font-size="12pt" officeooo:rsid="00d01336" officeooo:paragraph-rsid="00b72b38" style:font-size-asian="12pt" style:font-size-complex="12pt"/>
    </style:style>
    <style:style style:name="P9" style:family="paragraph" style:parent-style-name="Standard">
      <style:text-properties style:font-name="FreeSerif" fo:font-size="12pt" officeooo:rsid="00d01336" officeooo:paragraph-rsid="0149bbf5" style:font-size-asian="12pt" style:font-size-complex="12pt"/>
    </style:style>
    <style:style style:name="P10" style:family="paragraph" style:parent-style-name="Standard">
      <style:text-properties style:font-name="FreeSerif" fo:font-size="12pt" officeooo:rsid="003985bc" officeooo:paragraph-rsid="00b72b38" style:font-size-asian="12pt" style:font-size-complex="12pt"/>
    </style:style>
    <style:style style:name="P11" style:family="paragraph" style:parent-style-name="Standard">
      <style:text-properties style:font-name="FreeSerif" fo:font-size="12pt" officeooo:rsid="0122778b" officeooo:paragraph-rsid="0122778b" style:font-size-asian="12pt" style:font-size-complex="12pt"/>
    </style:style>
    <style:style style:name="P12" style:family="paragraph" style:parent-style-name="Standard">
      <style:text-properties style:font-name="FreeSerif" fo:font-size="12pt" fo:font-weight="normal" officeooo:rsid="00439810" officeooo:paragraph-rsid="00439810" style:font-size-asian="12pt" style:font-weight-asian="normal" style:font-size-complex="12pt" style:font-weight-complex="normal"/>
    </style:style>
    <style:style style:name="P13" style:family="paragraph" style:parent-style-name="Text_20_body">
      <style:text-properties style:font-name="FreeSerif" fo:font-size="12pt" fo:font-weight="normal" officeooo:rsid="013db4c9" officeooo:paragraph-rsid="013db4c9" style:font-name-asian="Microsoft YaHei" style:font-size-asian="12pt" style:font-weight-asian="normal" style:font-name-complex="Mangal" style:font-size-complex="12pt" style:font-weight-complex="normal"/>
    </style:style>
    <style:style style:name="P14" style:family="paragraph" style:parent-style-name="Text_20_body">
      <style:text-properties style:font-name="FreeSerif" fo:font-size="12pt" fo:font-weight="normal" officeooo:rsid="0142bb47" officeooo:paragraph-rsid="013f884a" style:font-name-asian="Microsoft YaHei" style:font-size-asian="12pt" style:font-weight-asian="normal" style:font-name-complex="Mangal" style:font-size-complex="12pt" style:font-weight-complex="normal"/>
    </style:style>
    <style:style style:name="P15" style:family="paragraph" style:parent-style-name="Text_20_body">
      <style:text-properties style:font-name="FreeSerif" fo:font-size="12pt" fo:font-weight="normal" officeooo:rsid="013bfadd" officeooo:paragraph-rsid="0139e048" style:font-name-asian="Microsoft YaHei" style:font-size-asian="12pt" style:font-weight-asian="normal" style:font-name-complex="Mangal" style:font-size-complex="12pt" style:font-weight-complex="normal"/>
    </style:style>
    <style:style style:name="P16" style:family="paragraph" style:parent-style-name="Text_20_body">
      <style:text-properties style:font-name="FreeSerif" fo:font-size="12pt" fo:font-weight="normal" officeooo:rsid="013ae013" officeooo:paragraph-rsid="013ae013" style:font-name-asian="Microsoft YaHei" style:font-size-asian="12pt" style:font-weight-asian="normal" style:font-name-complex="Mangal" style:font-size-complex="12pt" style:font-weight-complex="normal"/>
    </style:style>
    <style:style style:name="P17" style:family="paragraph" style:parent-style-name="Text_20_body">
      <style:text-properties style:font-name="FreeSerif" fo:font-size="12pt" fo:font-weight="normal" officeooo:rsid="013ae013" officeooo:paragraph-rsid="0139e048" style:font-name-asian="Microsoft YaHei" style:font-size-asian="12pt" style:font-weight-asian="normal" style:font-name-complex="Mangal" style:font-size-complex="12pt" style:font-weight-complex="normal"/>
    </style:style>
    <style:style style:name="P18" style:family="paragraph" style:parent-style-name="Text_20_body">
      <style:text-properties style:font-name="FreeSerif" fo:font-size="12pt" fo:font-weight="normal" officeooo:rsid="013855ea" officeooo:paragraph-rsid="013855ea" style:font-size-asian="12pt" style:font-weight-asian="normal" style:font-size-complex="12pt" style:font-weight-complex="normal"/>
    </style:style>
    <style:style style:name="P19" style:family="paragraph" style:parent-style-name="Text_20_body">
      <style:text-properties style:font-name="FreeSerif" fo:font-size="12pt" fo:font-weight="normal" officeooo:rsid="0139e048" officeooo:paragraph-rsid="0139e048" style:font-size-asian="12pt" style:font-weight-asian="normal" style:font-size-complex="12pt" style:font-weight-complex="normal"/>
    </style:style>
    <style:style style:name="P20" style:family="paragraph" style:parent-style-name="Text_20_body">
      <style:text-properties style:font-name="FreeSerif" fo:font-size="12pt" fo:font-weight="normal" officeooo:rsid="013db4c9" officeooo:paragraph-rsid="013db4c9" style:font-size-asian="12pt" style:font-weight-asian="normal" style:font-size-complex="12pt" style:font-weight-complex="normal"/>
    </style:style>
    <style:style style:name="P21" style:family="paragraph" style:parent-style-name="Text_20_body">
      <style:text-properties style:font-name="FreeSerif" fo:font-size="12pt" fo:font-weight="normal" officeooo:rsid="013f884a" officeooo:paragraph-rsid="013f884a" style:font-size-asian="12pt" style:font-weight-asian="normal" style:font-size-complex="12pt" style:font-weight-complex="normal"/>
    </style:style>
    <style:style style:name="P22" style:family="paragraph" style:parent-style-name="Text_20_body">
      <style:text-properties style:font-name="FreeSerif" fo:font-size="12pt" fo:font-weight="normal" officeooo:rsid="0143fa48" officeooo:paragraph-rsid="0143fa48" style:font-size-asian="12pt" style:font-weight-asian="normal" style:font-size-complex="12pt" style:font-weight-complex="normal"/>
    </style:style>
    <style:style style:name="T1" style:family="text">
      <style:text-properties officeooo:rsid="0009a4b9"/>
    </style:style>
    <style:style style:name="T2" style:family="text">
      <style:text-properties officeooo:rsid="000de596"/>
    </style:style>
    <style:style style:name="T3" style:family="text">
      <style:text-properties officeooo:rsid="00140c27"/>
    </style:style>
    <style:style style:name="T4" style:family="text">
      <style:text-properties officeooo:rsid="00320eec"/>
    </style:style>
    <style:style style:name="T5" style:family="text">
      <style:text-properties officeooo:rsid="0036063d"/>
    </style:style>
    <style:style style:name="T6" style:family="text">
      <style:text-properties officeooo:rsid="003985bc"/>
    </style:style>
    <style:style style:name="T7" style:family="text">
      <style:text-properties officeooo:rsid="00dd2ff5"/>
    </style:style>
    <style:style style:name="T8" style:family="text">
      <style:text-properties officeooo:rsid="01242cf8"/>
    </style:style>
    <style:style style:name="T9" style:family="text">
      <style:text-properties fo:font-size="12pt" style:font-name-asian="Microsoft YaHei" style:font-size-asian="12pt" style:font-name-complex="Mangal" style:font-size-complex="12pt"/>
    </style:style>
    <style:style style:name="T10" style:family="text">
      <style:text-properties fo:font-size="12pt" officeooo:rsid="0139e048" style:font-name-asian="Microsoft YaHei" style:font-size-asian="12pt" style:font-name-complex="Mangal" style:font-size-complex="12pt"/>
    </style:style>
    <style:style style:name="T11" style:family="text">
      <style:text-properties fo:font-size="12pt" officeooo:rsid="013ae013" style:font-name-asian="Microsoft YaHei" style:font-size-asian="12pt" style:font-name-complex="Mangal" style:font-size-complex="12pt"/>
    </style:style>
    <style:style style:name="T12" style:family="text">
      <style:text-properties fo:font-size="12pt" officeooo:rsid="013bfadd" style:font-name-asian="Microsoft YaHei" style:font-size-asian="12pt" style:font-name-complex="Mangal" style:font-size-complex="12pt"/>
    </style:style>
    <style:style style:name="T13" style:family="text">
      <style:text-properties fo:font-size="12pt" officeooo:rsid="014124f7" style:font-name-asian="Microsoft YaHei" style:font-size-asian="12pt" style:font-name-complex="Mangal" style:font-size-complex="12pt"/>
    </style:style>
    <style:style style:name="T14" style:family="text">
      <style:text-properties fo:font-size="12pt" officeooo:rsid="0142bb47" style:font-name-asian="Microsoft YaHei" style:font-size-asian="12pt" style:font-name-complex="Mangal" style:font-size-complex="12pt"/>
    </style:style>
    <style:style style:name="T15" style:family="text">
      <style:text-properties fo:font-size="12pt" officeooo:rsid="01450ba8" style:font-name-asian="Microsoft YaHei" style:font-size-asian="12pt" style:font-name-complex="Mangal" style:font-size-complex="12pt"/>
    </style:style>
    <style:style style:name="T16" style:family="text">
      <style:text-properties fo:font-size="12pt" officeooo:rsid="01464223" style:font-name-asian="Microsoft YaHei" style:font-size-asian="12pt" style:font-name-complex="Mangal" style:font-size-complex="12pt"/>
    </style:style>
    <style:style style:name="T17" style:family="text">
      <style:text-properties fo:font-size="12pt" officeooo:rsid="014671cd" style:font-name-asian="Microsoft YaHei" style:font-size-asian="12pt" style:font-name-complex="Mangal" style:font-size-complex="12pt"/>
    </style:style>
    <style:style style:name="T18" style:family="text">
      <style:text-properties fo:font-size="12pt" style:font-size-asian="12pt" style:font-size-complex="12pt"/>
    </style:style>
    <style:style style:name="T19" style:family="text">
      <style:text-properties fo:font-size="12pt" fo:font-weight="bold" officeooo:rsid="00018b85" style:font-name-asian="Microsoft YaHei" style:font-size-asian="12pt" style:font-weight-asian="bold" style:font-name-complex="Mangal" style:font-size-complex="12pt" style:font-weight-complex="bold"/>
    </style:style>
    <style:style style:name="T20" style:family="text">
      <style:text-properties fo:font-size="12pt" fo:font-weight="bold" officeooo:rsid="0038fefb" style:font-name-asian="Microsoft YaHei" style:font-size-asian="12pt" style:font-weight-asian="bold" style:font-name-complex="Mangal" style:font-size-complex="12pt" style:font-weight-complex="bold"/>
    </style:style>
    <style:style style:name="T21" style:family="text">
      <style:text-properties fo:font-weight="bold" officeooo:rsid="0136fbf0" style:font-name-asian="Microsoft YaHei" style:font-weight-asian="bold" style:font-name-complex="Mangal" style:font-weight-complex="bold"/>
    </style:style>
    <style:style style:name="T22" style:family="text">
      <style:text-properties fo:font-weight="bold" officeooo:rsid="00018b85" style:font-name-asian="Microsoft YaHei" style:font-weight-asian="bold" style:font-name-complex="Mangal" style:font-weight-complex="bold"/>
    </style:style>
    <style:style style:name="T23" style:family="text">
      <style:text-properties fo:font-weight="bold" officeooo:rsid="0038fefb" style:font-name-asian="Microsoft YaHei" style:font-weight-asian="bold" style:font-name-complex="Mangal" style:font-weight-complex="bold"/>
    </style:style>
    <style:style style:name="T24" style:family="text">
      <style:text-properties style:font-name-asian="Microsoft YaHei" style:font-name-complex="Mangal"/>
    </style:style>
    <style:style style:name="T25" style:family="text">
      <style:text-properties officeooo:rsid="0139e048" style:font-name-asian="Microsoft YaHei" style:font-name-complex="Mangal"/>
    </style:style>
    <style:style style:name="T26" style:family="text">
      <style:text-properties officeooo:rsid="013ae013" style:font-name-asian="Microsoft YaHei" style:font-name-complex="Mangal"/>
    </style:style>
    <style:style style:name="T27" style:family="text">
      <style:text-properties officeooo:rsid="013bfadd" style:font-name-asian="Microsoft YaHei" style:font-name-complex="Mangal"/>
    </style:style>
    <style:style style:name="T28" style:family="text">
      <style:text-properties officeooo:rsid="014124f7" style:font-name-asian="Microsoft YaHei" style:font-name-complex="Mangal"/>
    </style:style>
    <style:style style:name="T29" style:family="text">
      <style:text-properties officeooo:rsid="0142bb47" style:font-name-asian="Microsoft YaHei" style:font-name-complex="Mangal"/>
    </style:style>
    <style:style style:name="T30" style:family="text">
      <style:text-properties officeooo:rsid="01450ba8" style:font-name-asian="Microsoft YaHei" style:font-name-complex="Mangal"/>
    </style:style>
    <style:style style:name="T31" style:family="text">
      <style:text-properties officeooo:rsid="01464223" style:font-name-asian="Microsoft YaHei" style:font-name-complex="Mangal"/>
    </style:style>
    <style:style style:name="T32" style:family="text">
      <style:text-properties officeooo:rsid="014671cd" style:font-name-asian="Microsoft YaHei" style:font-name-complex="Mangal"/>
    </style:style>
    <style:style style:name="T33" style:family="text">
      <style:text-properties officeooo:rsid="0147fc7c" style:font-name-asian="Microsoft YaHei" style:font-name-complex="Mang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Jonathan Ek</text:h>
      <text:h text:style-name="P3" text:outline-level="3">Sprint 1</text:h>
      <text:p text:style-name="P5">I <text:span text:style-name="T1">participated in creating </text:span>the use-case diagram that we presented <text:span text:style-name="T5">to Martin</text:span>. <text:span text:style-name="T3">I also participated in discussing what was supposed to be included in the software system.</text:span></text:p>
      <text:h text:style-name="P3" text:outline-level="3">Sprint <text:span text:style-name="T22">2</text:span></text:h>
      <text:p text:style-name="P6">After <text:span text:style-name="T4">the</text:span> meet<text:span text:style-name="T4">ing with</text:span> Martin I’ve worked on <text:span text:style-name="T2">lab 2, where I assumed the responsibility of allocating work to the people involved and I have also answered some questions myself. I also was a part of the group responsible for creating a conceptual website that we will show to Martin on the next meeting.</text:span></text:p>
      <text:h text:style-name="P4" text:outline-level="3">Sprint <text:span text:style-name="T23">3</text:span></text:h>
      <text:p text:style-name="P7">During this sprint we’ve had a meeting where we got to <text:span text:style-name="T6">state what our thoughts about the project are. I think this was good since everybody seems to have gotten some food for thought. On the development-side of things I have achieved a lot. On the user-side of the web I have written code for reading and displaying data from the database. This data includes events, lunches, dinners and drinks. On the admin side of the web I have written code for writing to the database in various ways. This includes writing lunches to the database and CRUD functionality for shifts and personnel. </text:span></text:p>
      <text:p text:style-name="P8"/>
      <text:p text:style-name="P9">In general the group-work has worked well. <text:span text:style-name="T7">The work I’ve done has complemented Joakim’s work and vice versa. More specifically I have written code for accessing the database whilst Joakim has designed the web-pages through which one interacts with the database. After doing this we have cooperated in using the database-access code where database-access functionality is needed. I have not had the chance to cooperate much with Mattias since he assumed the sole responsibility of the events. </text:span></text:p>
      <text:p text:style-name="P9"/>
      <text:p text:style-name="P9"><text:span text:style-name="T7">One thing that has been difficult is knowing what the others are working on. This is bad since two people may decide to independently do the same thing and this may be prevented by better communication.</text:span></text:p>
      <text:p text:style-name="P7"/>
      <text:p text:style-name="P10">One thing that seemed to work well in the beginning was the establishment of the data source. Initially we were told that the data source would be a web-service which would contain all the data. This seemed quite odd to me since from the beginning of the course I’ve had the impression that we would work directly towards a database. I was not responsible for constructing the data source but I tried to get the responsible people to provide for direct interaction with a database instead of their JSON-data. This attempt was not successful and the database was provided to us only after the teacher told the responsible people to do so. I estimate that the construction of the JSON data source has taken the responsible people one week. Had they gone directly for the database we that work with the website would have been able to achieve more than we have.</text:p>
      <text:p text:style-name="P7"/>
      <text:p text:style-name="P11"><text:soft-page-break/>I believe that I have become <text:span text:style-name="T8">more comfortable in delegating the responsibility of developing a certain feature to a team-member. This is an improvement since in the development projects I have participated in recently I have been the sole developer and thus I’ve had to write all the code myself.</text:span></text:p>
      <text:p text:style-name="P7"/>
      <text:p text:style-name="P7"/>
      <text:h text:style-name="P2" text:outline-level="3">Sprint <text:span text:style-name="T21">4</text:span></text:h>
      <text:p text:style-name="P18"><text:span text:style-name="T24">This last sprint has mostly involved preparation for the final presentation and writing the report but we’ve had to apply some finishing touches code-wise as well. </text:span><text:span text:style-name="T25">I did not talk very much during the presentation because it felt that most of it involved presenting the final product and we had placed that responsibility on Mattias. Despite this I did prepare for the presentation because I had some responsibility for answering technical questions regarding that which we presented.</text:span></text:p>
      <text:p text:style-name="P19"><text:span text:style-name="T24">For our final report I have written quite a lot. That which </text:span><text:span text:style-name="T33">I </text:span><text:span text:style-name="T26">have participated in writing</text:span><text:span text:style-name="T24"> includes theory about the tools we’ve used during the project, </text:span><text:span text:style-name="T26">our proposed solution and the result and conclusion chapters. </text:span><text:span text:style-name="T27">Moreover, I was responsible for performing the user tests whose results are presented in the results chapter.</text:span></text:p>
      <text:p text:style-name="P20"><text:span text:style-name="T27">T</text:span><text:span text:style-name="T24">he final touches code-wise which I have done is that I made it possible for displaying event images for the customers and uploading these images on the admin page. We’ve had some problems doing this and the solution we settled with is that images are specified by giving their URL. This means that the images used must be hosted somewhere else.</text:span></text:p>
      <text:p text:style-name="P13"/>
      <text:p text:style-name="P21"><text:span text:style-name="T24">I would say that I am generally satisfied with the team work that has taken place during this sprint. </text:span><text:span text:style-name="T28">Despite being one man short since Joakim had to leave Sundsvall due to unexpected events I am satisfied with what I and Mattias accomplished. </text:span><text:span text:style-name="T29">The cooperation during this sprint has more or less involved someone mentioning a problem and everyone doing their best to solve that problem.</text:span></text:p>
      <text:p text:style-name="P22"><text:span text:style-name="T29">W</text:span><text:span text:style-name="T24">e’ve had a tight schedule during this past sprint and I believe that I have learned to cope with others not having time to do a required task. </text:span><text:span text:style-name="T30">This particularly involves writing the report </text:span><text:span text:style-name="T31">were I have planned well what I am supposed to write. </text:span><text:span text:style-name="T32">This planning has resulted in me having time to write other parts of the report. I was however reluctant to write these parts since I had the idea that each group member should perform an equal amount of work. When I realized that this was </text:span><text:soft-page-break/><text:span text:style-name="T32">not a sustainable way of thinking I performed the work that I initially thought someone else would do.</text:span></text:p>
      <text:p text:style-name="P14"/>
      <text:p text:style-name="P15"/>
      <text:p text:style-name="P16"/>
      <text:p text:style-name="P17"/>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Freeserif" svg:font-family="Freeserif" style:font-family-generic="roman"/>
    <style:font-face style:name="FreeSans"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FreeSans" fo:font-family="FreeSans" style:font-family-generic="swiss" fo:font-size="12pt" fo:font-weight="bold" officeooo:rsid="00018b85" style:font-name-asian="Microsoft YaHei" style:font-family-asian="'Microsoft YaHei'"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 LibreOffice_project/98c6a8a1c6c7b144ce3cc729e34964b47ce25d62</meta:generator>
    <dc:date>2020-03-24T15:27:45.582000000</dc:date>
    <meta:editing-duration>PT7H18M58S</meta:editing-duration>
    <meta:editing-cycles>219</meta:editing-cycles>
    <meta:document-statistic meta:table-count="0" meta:image-count="0" meta:object-count="0" meta:page-count="3" meta:paragraph-count="17" meta:word-count="874" meta:character-count="5070" meta:non-whitespace-character-count="4211"/>
  </office:meta>
</office:document-meta>
</file>